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style:font-name="Ubuntu Mono" officeooo:paragraph-rsid="0014f6cf"/>
    </style:style>
    <style:style style:name="P7" style:family="paragraph" style:parent-style-name="Text_20_body">
      <style:text-properties style:font-name="Ubuntu Mono" officeooo:paragraph-rsid="00183b92"/>
    </style:style>
    <style:style style:name="P8" style:family="paragraph" style:parent-style-name="Text_20_body">
      <style:text-properties style:font-name="Ubuntu Mono" style:text-underline-style="none" officeooo:paragraph-rsid="0014e9a4"/>
    </style:style>
    <style:style style:name="P9" style:family="paragraph" style:parent-style-name="Text_20_body">
      <style:text-properties style:font-name="Ubuntu Mono" officeooo:rsid="0019eab8" officeooo:paragraph-rsid="0019eab8"/>
    </style:style>
    <style:style style:name="P10" style:family="paragraph" style:parent-style-name="Text_20_body">
      <style:text-properties style:font-name="Ubuntu Mono" officeooo:paragraph-rsid="0019eab8"/>
    </style:style>
    <style:style style:name="P11" style:family="paragraph" style:parent-style-name="Text_20_body">
      <style:text-properties fo:color="#006c3b" style:font-name="Ubuntu Mono" officeooo:paragraph-rsid="0014e9a4"/>
    </style:style>
    <style:style style:name="P12" style:family="paragraph" style:parent-style-name="Text_20_body">
      <style:text-properties fo:color="#006c3b" style:font-name="Ubuntu Mono" officeooo:paragraph-rsid="0014f6cf"/>
    </style:style>
    <style:style style:name="P13" style:family="paragraph" style:parent-style-name="Text_20_body">
      <style:text-properties fo:color="#006c3b" style:font-name="Ubuntu Mono" officeooo:paragraph-rsid="00183b92"/>
    </style:style>
    <style:style style:name="P14" style:family="paragraph" style:parent-style-name="Text_20_body">
      <style:text-properties fo:color="#390a5d" style:font-name="Ubuntu Mono" officeooo:paragraph-rsid="0014e9a4"/>
    </style:style>
    <style:style style:name="P15" style:family="paragraph" style:parent-style-name="Text_20_body">
      <style:text-properties fo:color="#390a5d" style:font-name="Ubuntu Mono" officeooo:paragraph-rsid="0014f6cf"/>
    </style:style>
    <style:style style:name="P16" style:family="paragraph" style:parent-style-name="Text_20_body">
      <style:text-properties fo:color="#390a5d" style:font-name="Ubuntu Mono" officeooo:paragraph-rsid="00183b92"/>
    </style:style>
    <style:style style:name="P17" style:family="paragraph" style:parent-style-name="Text_20_body">
      <style:text-properties fo:color="#c38312" style:font-name="Ubuntu Mono" officeooo:paragraph-rsid="0014e9a4"/>
    </style:style>
    <style:style style:name="P18" style:family="paragraph" style:parent-style-name="Text_20_body">
      <style:text-properties fo:color="#c38312" style:font-name="Ubuntu Mono" officeooo:paragraph-rsid="0014f6cf"/>
    </style:style>
    <style:style style:name="P19" style:family="paragraph" style:parent-style-name="Text_20_body">
      <style:text-properties fo:color="#c38312" style:font-name="Ubuntu Mono" officeooo:paragraph-rsid="00183b92"/>
    </style:style>
    <style:style style:name="P20" style:family="paragraph" style:parent-style-name="Text_20_body">
      <style:text-properties fo:color="#000000" style:font-name="Ubuntu Mono" officeooo:paragraph-rsid="0014e9a4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  <style:style style:name="T6" style:family="text">
      <style:text-properties officeooo:rsid="0019eab8"/>
    </style:style>
    <style:style style:name="T7" style:family="text">
      <style:text-properties style:font-name="Ubuntu Mono1" fo:font-size="10.3999996185303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5">library(dplyr)</text:p>
      <text:p text:style-name="P5"/>
      <text:p text:style-name="P11">####### Two sample Z-Test for Test of significant in difference between means #########</text:p>
      <text:p text:style-name="P11">#### Here Given values are MEAN, SSAMPLE SIZE and STANDARD DEVIATION of Both Samples ######</text:p>
      <text:p text:style-name="P5"/>
      <text:p text:style-name="P11">##### Considering the Examples given in <text:span text:style-name="T5">DR. ATHE's TESTING OF HYPOTHESIS Pg.No. 35</text:span> <text:s/>#####</text:p>
      <text:p text:style-name="P5"/>
      <text:p text:style-name="P8"/>
      <text:p text:style-name="P14"># There is no significant difference between the means of two paddy fields</text:p>
      <text:p text:style-name="P5"/>
      <text:p text:style-name="P17"># Given DATA for Field No 1</text:p>
      <text:p text:style-name="P20">field_1_Sample_Size &lt;- 60</text:p>
      <text:p text:style-name="P20">StandDeviation_1 &lt;- 1.15</text:p>
      <text:p text:style-name="P20">field_1_Sample_MEAN &lt;- 18.5</text:p>
      <text:p text:style-name="P17"># Given DATA for Field No 2</text:p>
      <text:p text:style-name="P17"/>
      <text:p text:style-name="P17"/>
      <text:p text:style-name="P17"># calculating the Z-statistic at 5% LOS (i.e, Tabulated value is 1.96)</text:p>
      <text:p text:style-name="P17"/>
      <text:p text:style-name="P9">##### OUTPUT</text:p>
      <text:p text:style-name="P10"><text:span text:style-name="T6"><text:tab/><text:tab/><text:tab/></text:span><text:bookmark text:name="rstudio_console_output"/><text:span text:style-name="T7">[1] 8.573049</text:span></text:p>
      <text:p text:style-name="P14">## SINCE we got calculated value as 8.57 which is greater than tabulated value(1.96) So reject Null Hypothesis that means both the fields have significant difference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2">####### Two sample Z-Test for Test of significant in difference between means #########</text:p>
      <text:p text:style-name="P12">#### Here Given values are MEAN, SSAMPLE SIZE and STANDARD DEVIATION of Both Samples ######</text:p>
      <text:p text:style-name="P6"/>
      <text:p text:style-name="P12">##### Considering the Examples given in <text:span text:style-name="T5">DR. ATHE's TESTING OF HYPOTHESIS Pg.No. 35</text:span> <text:s/>#####</text:p>
      <text:p text:style-name="P6"/>
      <text:p text:style-name="P6"/>
      <text:p text:style-name="P15"># There is no significant difference between the means of two paddy fields</text:p>
      <text:p text:style-name="P6"/>
      <text:p text:style-name="P18"># Given DATA for Field No 1</text:p>
      <text:p text:style-name="P18"/>
      <text:p text:style-name="P18"># Given DATA for Field No 2</text:p>
      <text:p text:style-name="P18"/>
      <text:p text:style-name="P18"/>
      <text:p text:style-name="P18"># calculating the Z-statistic at 5% LOS (i.e, Tabulated value is 1.96)</text:p>
      <text:p text:style-name="P18"/>
      <text:p text:style-name="P6"/>
      <text:p text:style-name="P15">## SINCE we got calculated value as 8.57 which is greater than tabulated value(1.96) So reject Null Hypothesis that means both the fields have significant difference</text:p>
      <text:p text:style-name="P15"/>
      <text:p text:style-name="P15"/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5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/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/>
      <text:p text:style-name="P16">## SINCE we got calculated value as 8.57 which is greater than tabulated value(1.96) So reject Null Hypothesis that means both the fields have significant difference</text:p>
      <text:p text:style-name="P16"><text:soft-page-break/></text:p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5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/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/>
      <text:p text:style-name="P16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2:56.367984664</dc:date>
    <meta:editing-duration>PT13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42" meta:word-count="459" meta:character-count="2741" meta:non-whitespace-character-count="2316"/>
  </office:meta>
</office:document-meta>
</file>